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es:<text:line-break/>Exception 115<text:line-break/>FExec<text:line-break/>at: 530(15)<text:line-break/>at: 327(9)<text:line-break/>at: 594(96)<text:line-break/>at: 69(4)<text:line-break/>at: 71(55)</text:p>
      <text:p text:style-name="Standard"/>
      <text:p text:style-name="Standard">Firmware de NXT distinto al del códi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</meta:initial-creator>
    <meta:creation-date>2012-01-28T17:50:12</meta:creation-date>
    <meta:document-statistic meta:table-count="0" meta:image-count="0" meta:object-count="0" meta:page-count="1" meta:paragraph-count="2" meta:word-count="21" meta:character-count="122"/>
    <dc:date>2012-01-28T17:51:56</dc:date>
    <dc:creator>Bruno </dc:creator>
    <meta:editing-duration>PT00H01M44S</meta:editing-duration>
    <meta:editing-cycles>1</meta:editing-cycles>
    <meta:generator>OpenOffice.org/3.2$Linux OpenOffice.org_project/320m12$Build-9483</meta:generator>
  </office:meta>
</office:document-meta>
</file>